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3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73cm" fo:min-width="2.993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standard">
      <style:graphic-properties svg:stroke-width="0.053cm" draw:marker-start="" draw:marker-start-width="0.279cm" draw:marker-end="Arrowheads_20_10" draw:marker-end-width="0.279cm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style:text-properties style:font-name="Ubuntu Mono1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Ubuntu Mono1"/>
    </style:style>
    <style:style style:name="P7" style:family="paragraph">
      <style:paragraph-properties fo:text-align="center"/>
    </style:style>
    <style:style style:name="T1" style:family="text">
      <style:text-properties style:font-name="Ubuntu Mono1" fo:font-size="14pt" style:font-size-asian="14pt" style:font-size-complex="14pt"/>
    </style:style>
    <style:style style:name="T2" style:family="text">
      <style:text-properties fo:color="#00a933" loext:opacity="100%" style:font-name="Ubuntu Mono1" fo:font-size="14pt" style:font-size-asian="14pt" style:font-size-complex="14pt"/>
    </style:style>
    <style:style style:name="T3" style:family="text">
      <style:text-properties fo:color="#ff8000" loext:opacity="100%" style:font-name="Ubuntu Mono1" fo:font-size="14pt" style:font-size-asian="14pt" style:font-size-complex="14pt"/>
    </style:style>
    <style:style style:name="T4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5.445cm" svg:x2="16.239cm" svg:y2="5.465cm">
          <text:p/>
        </draw:line>
        <draw:frame draw:style-name="gr2" draw:text-style-name="P2" draw:layer="layout" svg:width="11.747cm" svg:height="1.739cm" svg:x="3.223cm" svg:y="1.317cm">
          <draw:text-box>
            <text:p><text:span text:style-name="T1">fixE :: (</text:span><text:span text:style-name="T2">Evt m a</text:span><text:span text:style-name="T1"> -&gt; m (</text:span><text:span text:style-name="T3">Evt m a</text:span><text:span text:style-name="T1">)) -&gt; Evt m a</text:span></text:p>
            <text:p><text:span text:style-name="T1"/></text:p>
          </draw:text-box>
        </draw:frame>
        <draw:line draw:style-name="gr3" draw:text-style-name="P3" draw:layer="layout" svg:x1="13.306cm" svg:y1="5.444cm" svg:x2="13.306cm" svg:y2="3.857cm">
          <text:p/>
        </draw:line>
        <draw:line draw:style-name="gr3" draw:text-style-name="P3" draw:layer="layout" svg:x1="14.576cm" svg:y1="5.444cm" svg:x2="14.576cm" svg:y2="3.222cm">
          <text:p/>
        </draw:line>
        <draw:frame draw:style-name="gr4" draw:text-style-name="P2" xml:id="id1" draw:id="id1" draw:layer="layout" svg:width="2.539cm" svg:height="0.747cm" svg:x="12.036cm" svg:y="5.852cm">
          <draw:text-box>
            <text:p text:style-name="P4"><text:span text:style-name="T1">Evt m a</text:span></text:p>
          </draw:text-box>
        </draw:frame>
        <draw:line draw:style-name="gr3" draw:text-style-name="P3" draw:layer="layout" svg:x1="12.112cm" svg:y1="5.445cm" svg:x2="12.112cm" svg:y2="3.223cm">
          <text:p/>
        </draw:line>
        <draw:line draw:style-name="gr1" draw:text-style-name="P1" draw:layer="layout" svg:x1="1.318cm" svg:y1="5.465cm" svg:x2="6.715cm" svg:y2="5.445cm">
          <text:p/>
        </draw:line>
        <draw:line draw:style-name="gr5" draw:text-style-name="P3" draw:layer="layout" svg:x1="2.194cm" svg:y1="5.444cm" svg:x2="2.194cm" svg:y2="3.222cm">
          <text:p/>
        </draw:line>
        <draw:line draw:style-name="gr3" draw:text-style-name="P3" draw:layer="layout" svg:x1="3.857cm" svg:y1="5.444cm" svg:x2="3.857cm" svg:y2="3.222cm">
          <text:p/>
        </draw:line>
        <draw:frame draw:style-name="gr4" draw:text-style-name="P2" xml:id="id2" draw:id="id2" draw:layer="layout" svg:width="2.539cm" svg:height="0.747cm" svg:x="1.952cm" svg:y="5.968cm">
          <draw:text-box>
            <text:p text:style-name="P4"><text:span text:style-name="T1">Evt m a</text:span></text:p>
          </draw:text-box>
        </draw:frame>
        <draw:line draw:style-name="gr5" draw:text-style-name="P3" draw:layer="layout" svg:x1="2.194cm" svg:y1="5.453cm" svg:x2="2.194cm" svg:y2="3.231cm">
          <text:p/>
        </draw:line>
        <draw:custom-shape draw:style-name="gr6" draw:text-style-name="P5" draw:layer="layout" svg:width="3.493cm" svg:height="2.223cm" svg:x="7.032cm" svg:y="3.85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587cm" svg:height="0.953cm" svg:x="7.985cm" svg:y="4.492cm">
          <draw:text-box>
            <text:p text:style-name="P4"><text:span text:style-name="T4">fun</text:span></text:p>
          </draw:text-box>
        </draw:frame>
        <draw:connector draw:style-name="gr8" draw:text-style-name="P7" draw:layer="layout" draw:line-skew="0.251cm" svg:x1="13.305cm" svg:y1="6.599cm" svg:x2="3.221cm" svg:y2="6.715cm" draw:start-shape="id1" draw:start-glue-point="2" draw:end-shape="id2" draw:end-glue-point="2" svg:d="M13305 6599v867h-10084v-751" svg:viewBox="0 0 10085 868">
          <text:p/>
        </draw:connector>
        <draw:line draw:style-name="gr5" draw:text-style-name="P3" draw:layer="layout" svg:x1="2.905cm" svg:y1="5.445cm" svg:x2="2.905cm" svg:y2="4.175cm">
          <text:p/>
        </draw:line>
        <draw:line draw:style-name="gr3" draw:text-style-name="P3" draw:layer="layout" svg:x1="5.127cm" svg:y1="5.444cm" svg:x2="5.127cm" svg:y2="3.857cm">
          <text:p/>
        </draw:line>
        <draw:line draw:style-name="gr5" draw:text-style-name="P3" draw:layer="layout" svg:x1="4.492cm" svg:y1="5.445cm" svg:x2="4.492cm" svg:y2="3.54cm">
          <text:p/>
        </draw:line>
        <draw:line draw:style-name="gr3" draw:text-style-name="P3" draw:layer="layout" svg:x1="6.08cm" svg:y1="5.445cm" svg:x2="6.08cm" svg:y2="3.22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04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34:27.696707554</dc:date>
    <meta:editing-duration>PT1H40M24S</meta:editing-duration>
    <meta:editing-cycles>15</meta:editing-cycles>
    <meta:generator>LibreOffice/7.2.5.2.0$Linux_X86_64 LibreOffice_project/711f8d38e9451cd2fd39b6963d2a3fc166f04cb1</meta:generator>
    <meta:document-statistic meta:object-count="18"/>
  </office:meta>
</office:document-meta>
</file>